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bcdab" officeooo:paragraph-rsid="000bcdab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<text:tab/>Intro to C and program structures; Compiler and debugger; C <text:tab/>fundamentals lec_c_01, lec_c_02<text:tab/> <text:tab/></text:p>
      <text:p text:style-name="P1"/>
      <text:p text:style-name="P1">6<text:tab/>Functions and introduction to pointers and arrays lec_c_03, lec_c_04<text:tab/> <text:tab/>Mid-term Test (9:00~9:50am, Fri)</text:p>
      <text:p text:style-name="P1"/>
      <text:p text:style-name="P1">7<text:tab/>Arrays and pointers lec_c_05<text:tab/>tut_01 tut_01_ans</text:p>
      <text:p text:style-name="P1"><text:tab/> </text:p>
      <text:p text:style-name="P1">8<text:tab/>Arrays and pointers lec_c_06, lec_c_07<text:tab/>tut_02 tut_03 tut_02_ans <text:tab/>tut_03_ans<text:tab/> </text:p>
      <text:p text:style-name="P1"/>
      <text:p text:style-name="P1">9<text:tab/>User defined types lec_c_08, lec_c_09<text:tab/>tut_04 tut_04_ans<text:tab/> </text:p>
      <text:p text:style-name="P1"/>
      <text:p text:style-name="P1">10<text:tab/>Dynamic memory allocation and storage classes; Dynamic data structures <text:tab/>lec_c_10, lec_c_11<text:tab/>tut_05 tut_05_ans<text:tab/></text:p>
      <text:p text:style-name="P1"><text:s/></text:p>
      <text:p text:style-name="P1">11<text:tab/>Dynamic data structures; File handling lec_c_12, lec_c_13<text:tab/>tut_06 <text:tab/>tut_06_ans<text:tab/> </text:p>
      <text:p text:style-name="P1"/>
      <text:p text:style-name="P1">12<text:tab/>Low-level programming; Writing larger programs lec_c_14 lec_c_15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5:10:05.163292444</meta:creation-date>
    <meta:print-date>2015-06-07T15:18:03.827086356</meta:print-date>
    <dc:date>2015-06-07T22:19:25.279356365</dc:date>
    <meta:editing-duration>PT6H54M10S</meta:editing-duration>
    <meta:editing-cycles>1</meta:editing-cycles>
    <meta:document-statistic meta:table-count="0" meta:image-count="0" meta:object-count="0" meta:page-count="1" meta:paragraph-count="10" meta:word-count="85" meta:character-count="652" meta:non-whitespace-character-count="555"/>
    <meta:generator>LibreOffice/4.3.5.2$Linux_X86_64 LibreOffice_project/3a87456aaa6a95c63eea1c1b3201acedf0751bd5</meta:generator>
  </office:meta>
</office:document-meta>
</file>